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67f" officeooo:paragraph-rsid="0019467f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67f" officeooo:paragraph-rsid="001946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m </text:p>
      <text:p text:style-name="P1"/>
      <text:p text:style-name="P1"/>
      <text:p text:style-name="P2">assignVillages</text:p>
      <text:p text:style-name="Standard"/>
      <text:p text:style-name="Standard"/>
      <text:p text:style-name="Standard">{</text:p>
      <text:p text:style-name="Standard"><text:tab/>"villagetasks": [{</text:p>
      <text:p text:style-name="Standard"><text:tab/><text:tab/>"villageCode": 37788</text:p>
      <text:p text:style-name="Standard"><text:tab/><text:tab/></text:p>
      <text:p text:style-name="Standard"><text:tab/>}],</text:p>
      <text:p text:style-name="Standard"><text:tab/>"weekNumber": 4,</text:p>
      <text:p text:style-name="Standard"><text:tab/>"drkrishiUser1": 69,</text:p>
      <text:p text:style-name="Standard"><text:tab/>"state": {</text:p>
      <text:p text:style-name="Standard"><text:tab/><text:tab/>"stateId": 1</text:p>
      <text:p text:style-name="Standard"><text:tab/>},</text:p>
      <text:p text:style-name="Standard"><text:tab/>"region": {</text:p>
      <text:p text:style-name="Standard"><text:tab/><text:tab/>"regionID": 2</text:p>
      <text:p text:style-name="Standard"><text:tab/>},</text:p>
      <text:p text:style-name="Standard"><text:tab/>"month": 12,</text:p>
      <text:p text:style-name="Standard"><text:tab/>"year": 2019,</text:p>
      <text:p text:style-name="Standard"><text:tab/>"drkrishiUser2": {</text:p>
      <text:p text:style-name="Standard"><text:tab/><text:tab/>"userId": 70</text:p>
      <text:p text:style-name="Standard"><text:tab/>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00:12:14.499991357</meta:creation-date>
    <dc:date>2019-11-24T00:12:58.692579257</dc:date>
    <meta:editing-duration>PT48S</meta:editing-duration>
    <meta:editing-cycles>1</meta:editing-cycles>
    <meta:document-statistic meta:table-count="0" meta:image-count="0" meta:object-count="0" meta:page-count="1" meta:paragraph-count="22" meta:word-count="32" meta:character-count="226" meta:non-whitespace-character-count="190"/>
    <meta:generator>LibreOffice/6.0.7.3$Linux_X86_64 LibreOffice_project/00m0$Build-3</meta:generator>
  </office:meta>
</office:document-meta>
</file>